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Arial1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docs-internal-guid-4d08895b-a00a-407e-fab0-c803c34d216e"/>#include &lt;SoftwareSerial.h&gt;</text:p>
      <text:p text:style-name="Text_20_body"/>
      <text:p text:style-name="Text_20_body">float durata;</text:p>
      <text:p text:style-name="Text_20_body">float distance;</text:p>
      <text:p text:style-name="Text_20_body"/>
      <text:p text:style-name="Text_20_body">int TRIGGER = 2;</text:p>
      <text:p text:style-name="Text_20_body">int ECHO = 4;</text:p>
      <text:p text:style-name="Text_20_body">int BUZZER = 6;</text:p>
      <text:p text:style-name="Text_20_body"/>
      <text:p text:style-name="Text_20_body"><text:soft-page-break/>void setup()</text:p>
      <text:p text:style-name="Text_20_body">{</text:p>
      <text:p text:style-name="Text_20_body"><text:s/>pinMode(TRIGGER, OUTPUT);</text:p>
      <text:p text:style-name="Text_20_body"><text:s/>pinMode(ECHO, INPUT);</text:p>
      <text:p text:style-name="Text_20_body"><text:s/>pinMode(BUZZER, OUTPUT);</text:p>
      <text:p text:style-name="Text_20_body"><text:s/>Serial.begin(9600);</text:p>
      <text:p text:style-name="Text_20_body">}</text:p>
      <text:p text:style-name="Text_20_body"/>
      <text:p text:style-name="Text_20_body"/>
      <text:p text:style-name="Text_20_body"><text:soft-page-break/>void loop()</text:p>
      <text:p text:style-name="Text_20_body">{</text:p>
      <text:p text:style-name="Text_20_body"><text:s/>digitalWrite(TRIGGER, LOW);</text:p>
      <text:p text:style-name="Text_20_body"><text:s/>delayMicroseconds(2);</text:p>
      <text:p text:style-name="Text_20_body"><text:s/>digitalWrite(TRIGGER, HIGH);</text:p>
      <text:p text:style-name="Text_20_body"><text:s/>delayMicroseconds(10);</text:p>
      <text:p text:style-name="Text_20_body"><text:s/>digitalWrite(TRIGGER, LOW);</text:p>
      <text:p text:style-name="Text_20_body"><text:s/>delayMicroseconds(2);</text:p>
      <text:p text:style-name="Text_20_body"><text:s/>durata=pulseIn(ECHO, HIGH);</text:p>
      <text:p text:style-name="Text_20_body"><text:soft-page-break/><text:s/>distance=durata/58;</text:p>
      <text:p text:style-name="Text_20_body"><text:s/>Serial.println(distance);</text:p>
      <text:p text:style-name="Text_20_body"><text:s/>if (distance&lt;2.5)</text:p>
      <text:p text:style-name="Text_20_body">{</text:p>
      <text:p text:style-name="Text_20_body"><text:s/>tone (BUZZER,500);</text:p>
      <text:p text:style-name="Text_20_body"><text:s/>delay (1000);</text:p>
      <text:p text:style-name="Text_20_body">}</text:p>
      <text:p text:style-name="Text_20_body">if (distance&gt;2.5)</text:p>
      <text:p text:style-name="Text_20_body">{</text:p>
      <text:p text:style-name="Text_20_body"><text:soft-page-break/><text:s/>tone (BUZZER,500);</text:p>
      <text:p text:style-name="Text_20_body"><text:s/>delay(distance*20);</text:p>
      <text:p text:style-name="Text_20_body"><text:s/>noTone(BUZZER);</text:p>
      <text:p text:style-name="Text_20_body"><text:s/>delay (distance*20);</text:p>
      <text:p text:style-name="Text_20_body"><text:s/>}</text:p>
      <text:p text:style-name="Text_20_body">}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399cm" fo:page-height="6.399cm" style:num-format="1" style:print-orientation="portrait" fo:margin-top="0.101cm" fo:margin-bottom="0.101cm" fo:margin-left="0.101cm" fo:margin-right="0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3S</meta:editing-duration>
    <meta:editing-cycles>3</meta:editing-cycles>
    <meta:generator>OpenOffice/4.1.2$Win32 OpenOffice.org_project/412m3$Build-9782</meta:generator>
    <dc:date>2016-03-22T21:38:18.22</dc:date>
    <meta:document-statistic meta:table-count="0" meta:image-count="0" meta:object-count="0" meta:page-count="5" meta:paragraph-count="38" meta:word-count="64" meta:character-count="595"/>
    <dc:creator>Daniele Gargano</dc:creator>
    <meta:user-defined meta:name="Info 1"/>
    <meta:user-defined meta:name="Info 2"/>
    <meta:user-defined meta:name="Info 3"/>
    <meta:user-defined meta:name="Info 4"/>
  </office:meta>
</office:document-meta>
</file>